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e616" officeooo:paragraph-rsid="0008e616"/>
    </style:style>
    <style:style style:name="P2" style:family="paragraph" style:parent-style-name="Standard">
      <style:text-properties officeooo:paragraph-rsid="0008e616"/>
    </style:style>
    <style:style style:name="P3" style:family="paragraph" style:parent-style-name="Standard">
      <style:text-properties fo:font-weight="bold" officeooo:paragraph-rsid="0008e616" style:font-weight-asian="bold" style:font-weight-complex="bold"/>
    </style:style>
    <style:style style:name="P4" style:family="paragraph" style:parent-style-name="Standard">
      <style:text-properties fo:font-size="11pt" officeooo:paragraph-rsid="0008e616"/>
    </style:style>
    <style:style style:name="P5" style:family="paragraph" style:parent-style-name="Standard">
      <style:text-properties fo:font-size="11pt" officeooo:rsid="000aa830" officeooo:paragraph-rsid="000aa830"/>
    </style:style>
    <style:style style:name="P6" style:family="paragraph" style:parent-style-name="Standard">
      <style:text-properties fo:font-size="11pt" officeooo:rsid="000bdbbd" officeooo:paragraph-rsid="000bdbbd"/>
    </style:style>
    <style:style style:name="P7" style:family="paragraph" style:parent-style-name="Standard">
      <style:text-properties fo:font-size="11pt" officeooo:rsid="00158a60" officeooo:paragraph-rsid="00158a60"/>
    </style:style>
    <style:style style:name="P8" style:family="paragraph" style:parent-style-name="Standard">
      <style:text-properties fo:font-size="14pt" officeooo:paragraph-rsid="0008e616"/>
    </style:style>
    <style:style style:name="P9" style:family="paragraph" style:parent-style-name="Standard">
      <style:text-properties officeooo:paragraph-rsid="000aa830"/>
    </style:style>
    <style:style style:name="P10" style:family="paragraph" style:parent-style-name="Standard">
      <style:text-properties officeooo:rsid="000bdbbd" officeooo:paragraph-rsid="000bdbb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bdbbd" officeooo:paragraph-rsid="000bdbbd" style:font-weight-asian="bold" style:font-weight-complex="bold"/>
    </style:style>
    <style:style style:name="P12" style:family="paragraph" style:parent-style-name="Standard">
      <style:text-properties fo:font-size="13pt" officeooo:rsid="000bdbbd" officeooo:paragraph-rsid="000bdbbd"/>
    </style:style>
    <style:style style:name="P13" style:family="paragraph" style:parent-style-name="Standard">
      <style:text-properties fo:font-size="13pt" officeooo:rsid="0015fba7" officeooo:paragraph-rsid="0015fba7"/>
    </style:style>
    <style:style style:name="P14" style:family="paragraph" style:parent-style-name="Standard">
      <style:text-properties fo:font-variant="normal" fo:text-transform="none" fo:color="#000000" fo:font-size="13pt" fo:letter-spacing="normal" fo:font-style="normal" fo:font-weight="normal" officeooo:rsid="000bdbbd" officeooo:paragraph-rsid="000d2c4a" style:font-weight-asian="normal" style:font-weight-complex="normal"/>
    </style:style>
    <style:style style:name="P15" style:family="paragraph" style:parent-style-name="Standard">
      <style:text-properties officeooo:rsid="000e9d23" officeooo:paragraph-rsid="000e9d23"/>
    </style:style>
    <style:style style:name="P16" style:family="paragraph" style:parent-style-name="Standard">
      <style:text-properties officeooo:paragraph-rsid="000e9d23"/>
    </style:style>
    <style:style style:name="P17" style:family="paragraph" style:parent-style-name="Standard">
      <style:text-properties officeooo:rsid="0015cd8d" officeooo:paragraph-rsid="0015cd8d"/>
    </style:style>
    <style:style style:name="P18" style:family="paragraph" style:parent-style-name="Standard">
      <style:text-properties fo:font-size="15pt" officeooo:rsid="0015fba7" officeooo:paragraph-rsid="0015fba7"/>
    </style:style>
    <style:style style:name="P19" style:family="paragraph" style:parent-style-name="Standard">
      <style:text-properties fo:font-size="15pt" officeooo:rsid="0015fba7" officeooo:paragraph-rsid="0017510a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1" style:family="paragraph" style:parent-style-name="Preformatted_20_Text">
      <style:paragraph-properties fo:orphans="2" fo:widows="2"/>
    </style:style>
    <style:style style:name="P22" style:family="paragraph" style:parent-style-name="Preformatted_20_Text">
      <style:text-properties officeooo:rsid="00157be8" officeooo:paragraph-rsid="00157be8"/>
    </style:style>
    <style:style style:name="P2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9pt" fo:letter-spacing="normal" fo:font-style="normal" fo:font-weight="normal"/>
    </style:style>
    <style:style style:name="P24" style:family="paragraph" style:parent-style-name="Preformatted_20_Text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paragraph-rsid="0015cd8d" style:font-size-asian="10pt" style:font-size-complex="10pt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officeooo:rsid="0015cd8d" officeooo:paragraph-rsid="0015cd8d" style:font-size-asian="10pt" style:font-size-complex="10pt"/>
    </style:style>
    <style:style style:name="P27" style:family="paragraph" style:parent-style-name="Standard">
      <style:text-properties fo:font-weight="bold" officeooo:rsid="0008e616" officeooo:paragraph-rsid="0008e616" style:font-weight-asian="bold" style:font-weight-complex="bold"/>
    </style:style>
    <style:style style:name="P28" style:family="paragraph" style:parent-style-name="Standard">
      <style:text-properties officeooo:rsid="0008e616" officeooo:paragraph-rsid="0008e616"/>
    </style:style>
    <style:style style:name="P29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0bdbbd" officeooo:paragraph-rsid="000bdbbd" style:font-weight-asian="normal" style:font-weight-complex="normal"/>
    </style:style>
    <style:style style:name="P30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58a60" officeooo:paragraph-rsid="00158a60" style:font-weight-asian="normal" style:font-weight-complex="normal"/>
    </style:style>
    <style:style style:name="P31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8e616" officeooo:paragraph-rsid="0008e616" style:font-weight-asian="bold" style:font-weight-complex="bold"/>
    </style:style>
    <style:style style:name="P33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5cd8d" officeooo:paragraph-rsid="0008e616" style:font-weight-asian="bold" style:font-weight-complex="bold"/>
    </style:style>
    <style:style style:name="P34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0aa830" officeooo:paragraph-rsid="000aa830" style:font-weight-asian="bold" style:font-weight-complex="bold"/>
    </style:style>
    <style:style style:name="P35" style:family="paragraph" style:parent-style-name="Standard">
      <style:text-properties fo:font-variant="normal" fo:text-transform="none" fo:color="#000000" style:font-name="Arial" fo:font-size="11pt" fo:letter-spacing="normal" fo:font-style="italic" fo:font-weight="bold" officeooo:rsid="001884d8" officeooo:paragraph-rsid="001884d8" style:font-weight-asian="bold" style:font-weight-complex="bold"/>
    </style:style>
    <style:style style:name="P36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0bdbbd" officeooo:paragraph-rsid="000bdbbd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8a60" officeooo:paragraph-rsid="00158a60" style:font-weight-asian="bold" style:font-weight-complex="bold"/>
    </style:style>
    <style:style style:name="P38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15cd8d" officeooo:paragraph-rsid="0008e616" style:font-weight-asian="bold" style:font-weight-complex="bold"/>
    </style:style>
    <style:style style:name="P39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0bdbbd" officeooo:paragraph-rsid="000bdbbd" style:font-weight-asian="bold" style:font-weight-complex="bold"/>
    </style:style>
    <style:style style:name="P40" style:family="paragraph" style:parent-style-name="Standard">
      <style:text-properties fo:font-variant="normal" fo:text-transform="none" fo:color="#000000" style:font-name="Arial" fo:font-size="13pt" fo:letter-spacing="normal" fo:font-style="italic" fo:font-weight="bold" officeooo:rsid="0015fba7" officeooo:paragraph-rsid="0015fba7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0bdbbd" officeooo:paragraph-rsid="000bdbbd" style:font-weight-asian="normal" style:font-weight-complex="normal"/>
    </style:style>
    <style:style style:name="P42" style:family="paragraph" style:parent-style-name="Standard">
      <style:text-properties fo:font-variant="normal" fo:text-transform="none" fo:color="#000000" style:font-name="Arial" fo:font-size="14pt" fo:letter-spacing="normal" fo:font-style="italic" officeooo:rsid="00157be8" officeooo:paragraph-rsid="00157be8"/>
    </style:style>
    <style:style style:name="P43" style:family="paragraph" style:parent-style-name="Standard">
      <style:text-properties fo:font-size="11pt" officeooo:rsid="000aa830" officeooo:paragraph-rsid="000aa830"/>
    </style:style>
    <style:style style:name="P44" style:family="paragraph" style:parent-style-name="Standard">
      <style:text-properties fo:font-size="11pt" officeooo:rsid="001a6722" officeooo:paragraph-rsid="001a6722"/>
    </style:style>
    <style:style style:name="P45" style:family="paragraph" style:parent-style-name="Standard">
      <style:text-properties fo:font-size="11pt" fo:font-weight="normal" officeooo:rsid="001a6722" officeooo:paragraph-rsid="001a6722" style:font-weight-asian="normal" style:font-weight-complex="normal"/>
    </style:style>
    <style:style style:name="T1" style:family="text">
      <style:text-properties fo:font-variant="normal" fo:text-transform="none" fo:color="#000000" style:font-name="Arial" fo:letter-spacing="normal" fo:font-style="normal" fo:font-weight="normal" officeooo:rsid="0008e616"/>
    </style:style>
    <style:style style:name="T2" style:family="text">
      <style:text-properties fo:font-variant="normal" fo:text-transform="none" fo:color="#000000" style:font-name="Arial" fo:letter-spacing="normal" fo:font-style="italic"/>
    </style:style>
    <style:style style:name="T3" style:family="text">
      <style:text-properties fo:font-variant="normal" fo:text-transform="none" fo:color="#000000" style:font-name="Arial" fo:letter-spacing="normal" fo:font-style="italic" fo:font-weight="normal" officeooo:rsid="0008e616"/>
    </style:style>
    <style:style style:name="T4" style:family="text">
      <style:text-properties fo:font-variant="normal" fo:text-transform="none" fo:color="#000000" style:font-name="Arial" fo:letter-spacing="normal" fo:font-style="italic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italic" fo:font-weight="bold" officeooo:rsid="0008e616" style:font-weight-asian="bold" style:font-weight-complex="bold"/>
    </style:style>
    <style:style style:name="T6" style:family="text">
      <style:text-properties fo:font-variant="normal" fo:text-transform="none" fo:color="#000000" style:font-name="Arial" fo:letter-spacing="normal" fo:font-style="italic" fo:font-weight="bold" officeooo:rsid="0015cd8d" style:font-weight-asian="bold" style:font-weight-complex="bold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/>
    </style:style>
    <style:style style:name="T8" style:family="text">
      <style:text-properties fo:font-variant="normal" fo:text-transform="none" fo:color="#000000" style:font-name="Arial" fo:font-size="11pt" fo:letter-spacing="normal" fo:font-style="normal" fo:font-weight="normal" officeooo:rsid="0008e616"/>
    </style:style>
    <style:style style:name="T9" style:family="text">
      <style:text-properties fo:font-variant="normal" fo:text-transform="none" fo:color="#000000" style:font-name="Arial" fo:font-size="11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000000" style:font-name="Arial" fo:font-size="11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style:font-name="Arial" fo:font-size="11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1pt" fo:letter-spacing="normal" fo:font-style="italic" fo:font-weight="bold" style:font-weight-asian="bold" style:font-weight-complex="bold"/>
    </style:style>
    <style:style style:name="T13" style:family="text">
      <style:text-properties fo:font-variant="normal" fo:text-transform="none" fo:color="#000000" style:font-name="Arial" fo:font-size="11pt" fo:letter-spacing="normal" fo:font-style="italic" fo:font-weight="bold" officeooo:rsid="000aa830" style:font-weight-asian="bold" style:font-weight-complex="bold"/>
    </style:style>
    <style:style style:name="T14" style:family="text">
      <style:text-properties fo:font-variant="normal" fo:text-transform="none" fo:color="#000000" style:font-name="Arial" fo:font-size="11pt" fo:letter-spacing="normal" fo:font-style="italic" fo:font-weight="bold" officeooo:rsid="0015cd8d" style:font-weight-asian="bold" style:font-weight-complex="bold"/>
    </style:style>
    <style:style style:name="T15" style:family="text">
      <style:text-properties fo:font-variant="normal" fo:text-transform="none" fo:color="#000000" style:font-name="Arial" fo:font-size="11pt" fo:letter-spacing="normal" fo:font-style="italic" fo:font-weight="normal"/>
    </style:style>
    <style:style style:name="T16" style:family="text">
      <style:text-properties fo:font-variant="normal" fo:text-transform="none" fo:color="#000000" style:font-name="Arial" fo:font-size="11pt" fo:letter-spacing="normal" fo:font-style="italic" fo:font-weight="normal" style:font-weight-asian="bold" style:font-weight-complex="bold"/>
    </style:style>
    <style:style style:name="T17" style:family="text">
      <style:text-properties fo:font-variant="normal" fo:text-transform="none" fo:color="#000000" style:font-name="Arial" fo:font-size="14pt" fo:letter-spacing="normal" fo:font-style="italic"/>
    </style:style>
    <style:style style:name="T18" style:family="text">
      <style:text-properties fo:font-variant="normal" fo:text-transform="none" fo:color="#000000" style:font-name="Arial" fo:font-size="14pt" fo:letter-spacing="normal" fo:font-style="italic" fo:font-weight="bold" style:font-weight-asian="bold" style:font-weight-complex="bold"/>
    </style:style>
    <style:style style:name="T19" style:family="text">
      <style:text-properties fo:font-variant="normal" fo:text-transform="none" fo:color="#000000" style:font-name="Arial" fo:font-size="12pt" fo:letter-spacing="normal" fo:font-style="italic" fo:font-weight="bold" officeooo:rsid="000e9d23" style:font-weight-asian="bold" style:font-weight-complex="bold"/>
    </style:style>
    <style:style style:name="T20" style:family="text">
      <style:text-properties fo:font-variant="normal" fo:text-transform="none" fo:color="#000000" style:font-name="Arial" fo:font-size="12pt" fo:letter-spacing="normal" fo:font-style="italic" fo:font-weight="bold" officeooo:rsid="00137881" style:font-weight-asian="bold" style:font-weight-complex="bold"/>
    </style:style>
    <style:style style:name="T21" style:family="text">
      <style:text-properties fo:font-variant="normal" fo:text-transform="none" fo:color="#000000" style:font-name="Arial" fo:font-size="13pt" fo:letter-spacing="normal" fo:font-style="italic" fo:font-weight="bold" style:font-weight-asian="bold" style:font-weight-complex="bold"/>
    </style:style>
    <style:style style:name="T22" style:family="text">
      <style:text-properties fo:font-variant="normal" fo:text-transform="none" fo:color="#000000" style:font-name="Arial" fo:font-size="13pt" fo:letter-spacing="normal" fo:font-style="italic" fo:font-weight="bold" officeooo:rsid="0017510a" style:font-weight-asian="bold" style:font-weight-complex="bold"/>
    </style:style>
    <style:style style:name="T23" style:family="text">
      <style:text-properties fo:font-variant="normal" fo:text-transform="none" fo:color="#000000" style:font-name="Arial" fo:font-size="13pt" fo:letter-spacing="normal" fo:font-style="italic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Arial" fo:font-size="13pt" fo:letter-spacing="normal" fo:font-style="italic" fo:font-weight="normal" officeooo:rsid="0017510a" style:font-weight-asian="bold" style:font-weight-complex="bold"/>
    </style:style>
    <style:style style:name="T25" style:family="text">
      <style:text-properties fo:font-variant="normal" fo:text-transform="none" fo:color="#000000" style:font-name="Monaco" fo:font-size="11pt" fo:letter-spacing="normal" fo:font-style="normal" fo:font-weight="normal" style:font-weight-asian="bold" style:font-weight-complex="bold"/>
    </style:style>
    <style:style style:name="T26" style:family="text">
      <style:text-properties style:font-name="Arial" fo:font-size="11pt" style:font-weight-asian="bold" style:font-weight-complex="bold"/>
    </style:style>
    <style:style style:name="T27" style:family="text">
      <style:text-properties style:font-name="Arial" fo:font-size="11pt" officeooo:rsid="000d2c4a" style:font-weight-asian="bold" style:font-weight-complex="bold"/>
    </style:style>
    <style:style style:name="T28" style:family="text">
      <style:text-properties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s</text:p>
      <text:p text:style-name="P1"/>
      <text:p text:style-name="P1">Pre-reading materials:-</text:p>
      <text:p text:style-name="P1"><text:a xlink:type="simple" xlink:href="https://docs.oracle.com/javase/tutorial/java/concepts/object.html" text:style-name="Internet_20_link" text:visited-style-name="Visited_20_Internet_20_Link">https://docs.oracle.com/javase/tutorial/java/concepts/object.html</text:a></text:p>
      <text:p text:style-name="P10"><text:a xlink:type="simple" xlink:href="https://docs.oracle.com/javase/tutorial/java/concepts/class.html" text:style-name="Internet_20_link" text:visited-style-name="Visited_20_Internet_20_Link">https://docs.oracle.com/javase/tutorial/java/concepts/class.html</text:a></text:p>
      <text:p text:style-name="P15"><text:a xlink:type="simple" xlink:href="https://docs.oracle.com/javase/tutorial/java/concepts/inheritance.html" text:style-name="Internet_20_link" text:visited-style-name="Visited_20_Internet_20_Link">https://docs.oracle.com/javase/tutorial/java/concepts/inheritance.html</text:a></text:p>
      <text:p text:style-name="P17">https://docs.oracle.com/javase/tutorial/java/concepts/interface.html</text:p>
      <text:p text:style-name="P17">https://docs.oracle.com/javase/tutorial/java/concepts/package.html</text:p>
      <text:p text:style-name="P1"/>
      <text:p text:style-name="P11">Pre OOP Concepts</text:p>
      <text:p text:style-name="P3"/>
      <text:p text:style-name="P27">Objects </text:p>
      <text:p text:style-name="P2"/>
      <text:p text:style-name="P1">Real Life Objects – House, Dog, Animal</text:p>
      <text:p text:style-name="P1"/>
      <text:p text:style-name="P8"><text:span text:style-name="T7">Software objects – </text:span><text:span text:style-name="T8">They </text:span><text:span text:style-name="T7">are conceptually similar to real-world objects: they too consist of state and related behavio</text:span><text:span text:style-name="T8">ur.</text:span></text:p>
      <text:p text:style-name="P4"><text:span text:style-name="T1">An object stores its state in </text:span><text:span text:style-name="T5">fields</text:span><text:span text:style-name="T3"> </text:span><text:span text:style-name="T1">and exposes its behavior through </text:span><text:span text:style-name="T5">methods</text:span></text:p>
      <text:p text:style-name="P29">eg:- Bicycle object which has its properties namely gear and speed and functions to control those properties.</text:p>
      <text:p text:style-name="P32"/>
      <text:p text:style-name="P6"><text:span text:style-name="T5">C</text:span><text:span text:style-name="T4">lass</text:span></text:p>
      <text:p text:style-name="P12"><text:span text:style-name="T9">A </text:span><text:span text:style-name="T16">class</text:span><text:span text:style-name="T12"> </text:span><text:span text:style-name="T9">is the blueprint from which individual objects are created.</text:span></text:p>
      <text:p text:style-name="P36"/>
      <text:p text:style-name="P36">Eg:- Following is a Bicycle class, from which we can create any number of Bicycle objects</text:p>
      <text:p text:style-name="P39"/>
      <text:p text:style-name="P14"><text:span text:style-name="T26">Bicycle </text:span><text:span text:style-name="T27">code implementation</text:span></text:p>
      <text:p text:style-name="P39"/>
      <text:p text:style-name="P7"><text:span text:style-name="T5">I</text:span><text:span text:style-name="T4">nterface</text:span></text:p>
      <text:p text:style-name="P30">Interface defines a contract for the expected behaviour of all its implementations.</text:p>
      <text:p text:style-name="P37">Eg:-</text:p>
      <text:p text:style-name="P37"/>
      <text:p text:style-name="P24">interface Bicycle {</text:p>
      <text:p text:style-name="P21"/>
      <text:p text:style-name="P20"><text:s text:c="4"/><text:span text:style-name="T28">void changeGear(int newValue);</text:span></text:p>
      <text:p text:style-name="P21"/>
      <text:p text:style-name="P20"><text:s text:c="4"/><text:span text:style-name="T28">void speedUp(int increment);</text:span></text:p>
      <text:p text:style-name="P21"/>
      <text:p text:style-name="P20"><text:s text:c="4"/><text:span text:style-name="T28">void applyBrakes(int decrement);</text:span></text:p>
      <text:p text:style-name="P23">}</text:p>
      <text:p text:style-name="P37">Any Bicycle must have a changeGear method with an integer argument.</text:p>
      <text:p text:style-name="P4"><text:span text:style-name="T5"><text:line-break/></text:span><text:span text:style-name="T6">Package</text:span></text:p>
      <text:p text:style-name="P38">A package is a namespace that organizes a set of related classes and interfaces.</text:p>
      <text:p text:style-name="P33"/>
      <text:p text:style-name="P13"><text:span text:style-name="T14">C</text:span><text:span text:style-name="T12">onstructor</text:span></text:p>
      <text:p text:style-name="P18"><text:span text:style-name="T9">A class contains constructors that are invoked to create objects from the class blueprint</text:span><text:span text:style-name="T21">.</text:span></text:p>
      <text:p text:style-name="P40"/>
      <text:p text:style-name="P40">this</text:p>
      <text:p text:style-name="P18"><text:span text:style-name="Source_20_Text"><text:span text:style-name="T25">s</text:span></text:span></text:p>
      <text:p text:style-name="P18"><text:span text:style-name="Source_20_Text"><text:span text:style-name="T23">Its a reference to the current object.</text:span></text:span></text:p>
      <text:p text:style-name="P18"><text:span text:style-name="Source_20_Text"><text:span text:style-name="T23">Can also be used to call a constructor explicitely.</text:span></text:span></text:p>
      <text:p text:style-name="P18"><text:span text:style-name="Source_20_Text"><text:span text:style-name="T23"/></text:span></text:p>
      <text:p text:style-name="P19"><text:span text:style-name="Source_20_Text"><text:span text:style-name="T22">Access Modifiers</text:span></text:span></text:p>
      <text:p text:style-name="P19"><text:span text:style-name="Source_20_Text"><text:span text:style-name="T24">https://docs.oracle.com/javase/tutorial/java/javaOO/accesscontrol.html</text:span></text:span></text:p>
      <text:p text:style-name="P18"><text:soft-page-break/><text:span text:style-name="Source_20_Text"><text:span text:style-name="T23"/></text:span></text:p>
      <text:p text:style-name="P35">Nested Class</text:p>
      <text:p text:style-name="P31"><text:a xlink:type="simple" xlink:href="https://docs.oracle.com/javase/tutorial/java/javaOO/nested.html" text:style-name="Internet_20_link" text:visited-style-name="Visited_20_Internet_20_Link">https://docs.oracle.com/javase/tutorial/java/javaOO/nested.html</text:a></text:p>
      <text:p text:style-name="P31">https://docs.oracle.com/javase/tutorial/java/javaOO/anonymousclasses.html</text:p>
      <text:p text:style-name="P31"/>
      <text:p text:style-name="P5"><text:span text:style-name="T5"/></text:p>
      <text:p text:style-name="P44"><text:span text:style-name="T5">E</text:span><text:span text:style-name="T4">nums</text:span></text:p>
      <text:p text:style-name="P45"><text:span text:style-name="T2">https://docs.oracle.com/javase/tutorial/java/javaOO/enum.html</text:span></text:p>
      <text:p text:style-name="P5"><text:span text:style-name="T5"/></text:p>
      <text:p text:style-name="P5"><text:span text:style-name="T5">O</text:span><text:span text:style-name="T4">OP principles:-</text:span></text:p>
      <text:p text:style-name="P34"/>
      <text:p text:style-name="P9"><text:span text:style-name="T13">Encapsulation : </text:span><text:span text:style-name="T9">Hiding internal state and requiring all interaction to be performed through an object's methods is known as </text:span><text:span text:style-name="T12">data encapsulation</text:span><text:span text:style-name="T18">.</text:span></text:p>
      <text:p text:style-name="P41">Object's properties can only be modified by its member functions.</text:p>
      <text:p text:style-name="P41"/>
      <text:p text:style-name="P16"><text:span text:style-name="T19">Inheritance</text:span><text:span text:style-name="T20"> : <text:s/></text:span><text:span text:style-name="T7">Object-oriented programming allows classes to </text:span><text:span text:style-name="T15">inherit </text:span><text:span text:style-name="T7">commonly used state and behavior from other classes</text:span><text:span text:style-name="T17"> </text:span></text:p>
      <text:p text:style-name="P42">eg:-</text:p>
      <text:p text:style-name="P22"><text:span text:style-name="T10">class MountainBike </text:span><text:span text:style-name="Strong_20_Emphasis"><text:span text:style-name="T11">extends</text:span></text:span><text:span text:style-name="T10"> Bicycle {</text:span></text:p>
      <text:p text:style-name="P25">// new fields and methods defining</text:p>
      <text:p text:style-name="P26">}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0T10:28:24.203000000</dc:date>
    <meta:editing-duration>PT23H50M42S</meta:editing-duration>
    <meta:editing-cycles>12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49" meta:word-count="253" meta:character-count="2204" meta:non-whitespace-character-count="1982"/>
  </office:meta>
</office:document-meta>
</file>